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C0000001B3FD8581155320093.png" manifest:media-type="image/png"/>
  <manifest:file-entry manifest:full-path="Pictures/100002010000001F0000001FF92E9C5C7F74B9F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ee80"/>
    </style:style>
    <style:style style:name="gr1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68888" fo:font-size="26pt" style:font-size-asian="26pt" style:font-size-complex="26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f68888" fo:font-size="26pt" style:font-size-asian="26pt" style:font-size-complex="26pt"/>
    </style:style>
    <style:style style:name="P3" style:family="paragraph">
      <loext:graphic-properties draw:fill="none" draw:fill-color="#ffffff"/>
      <style:text-properties fo:color="#f68888" fo:font-size="26pt" style:font-size-asian="26pt" style:font-size-complex="26pt"/>
    </style:style>
    <style:style style:name="P4" style:family="paragraph">
      <style:text-properties fo:color="#f68888"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f68888" fo:font-size="18pt" style:font-size-asian="18pt" style:font-size-complex="18pt"/>
    </style:style>
    <style:style style:name="P6" style:family="paragraph">
      <loext:graphic-properties draw:fill="none" draw:fill-color="#ffffff"/>
      <style:text-properties fo:color="#f68888" fo:font-size="18pt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f68888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68888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68888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7.7cm" svg:height="5.939cm" svg:x="1cm" svg:y="1.889cm">
          <draw:text-box>
            <text:p text:style-name="P1"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</text:span></text:p>
            <text:p text:style-name="P2"><text:span text:style-name="T2"><text:s text:c="4"/></text:span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/text:span></text:p>
            <text:p text:style-name="P2"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</text:span></text:p>
            <text:p text:style-name="P2"><text:span text:style-name="T2"><text:s text:c="4"/></text:span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/text:span></text:p>
          </draw:text-box>
        </draw:frame>
      </draw:page>
      <draw:page draw:name="page2" draw:style-name="dp1" draw:master-page-name="Default">
        <draw:frame draw:style-name="gr1" draw:text-style-name="P6" draw:layer="layout" svg:width="27.7cm" svg:height="5.939cm" svg:x="1cm" svg:y="1.89cm">
          <draw:text-box>
            <text:p text:style-name="P4"><text:span text:style-name="T3">◈ <text:s text:c="15"/>◈ <text:s text:c="15"/>◈</text:span></text:p>
            <text:p text:style-name="P4"><text:span text:style-name="T3"><text:s text:c="2"/></text:span></text:p>
            <text:p text:style-name="P5"><text:span text:style-name="T3"><text:s text:c="10"/>◈ <text:s text:c="15"/>◈ <text:s text:c="15"/>◈</text:span></text:p>
            <text:p text:style-name="P5"><text:span text:style-name="T3"/></text:p>
            <text:p text:style-name="P5"><text:span text:style-name="T3">◈ <text:s text:c="15"/>◈ <text:s text:c="15"/>◈</text:span></text:p>
            <text:p text:style-name="P5"><text:span text:style-name="T3"/></text:p>
            <text:p text:style-name="P5"><text:span text:style-name="T3"><text:s text:c="10"/>◈ <text:s text:c="15"/>◈ <text:s text:c="15"/>◈</text:span></text:p>
          </draw:text-box>
        </draw:frame>
      </draw:page>
      <draw:page draw:name="page3" draw:style-name="dp2" draw:master-page-name="Default">
        <draw:frame draw:style-name="gr2" draw:text-style-name="P7" draw:layer="layout" svg:width="0.69cm" svg:height="0.69cm" svg:x="1.072cm" svg:y="1.072cm">
          <draw:image xlink:href="Pictures/100002010000001F0000001FF92E9C5C7F74B9F3.png" xlink:type="simple" xlink:show="embed" xlink:actuate="onLoad" loext:mime-type="image/png">
            <text:p/>
          </draw:image>
        </draw:frame>
        <draw:frame draw:style-name="gr2" draw:text-style-name="P7" draw:layer="layout" svg:width="0.69cm" svg:height="0.69cm" svg:x="5.509cm" svg:y="1.072cm">
          <draw:image xlink:href="Pictures/100002010000001F0000001FF92E9C5C7F74B9F3.png" xlink:type="simple" xlink:show="embed" xlink:actuate="onLoad" loext:mime-type="image/png">
            <text:p/>
          </draw:image>
        </draw:frame>
        <draw:frame draw:style-name="gr2" draw:text-style-name="P7" draw:layer="layout" svg:width="0.69cm" svg:height="0.69cm" svg:x="3.273cm" svg:y="2.472cm">
          <draw:image xlink:href="Pictures/100002010000001F0000001FF92E9C5C7F74B9F3.png" xlink:type="simple" xlink:show="embed" xlink:actuate="onLoad" loext:mime-type="image/png">
            <text:p/>
          </draw:image>
        </draw:frame>
        <draw:frame draw:style-name="gr2" draw:text-style-name="P7" draw:layer="layout" svg:width="0.69cm" svg:height="0.69cm" svg:x="7.71cm" svg:y="2.472cm">
          <draw:image xlink:href="Pictures/100002010000001F0000001FF92E9C5C7F74B9F3.png" xlink:type="simple" xlink:show="embed" xlink:actuate="onLoad" loext:mime-type="image/png">
            <text:p/>
          </draw:image>
        </draw:frame>
      </draw:page>
      <draw:page draw:name="page4" draw:style-name="dp2" draw:master-page-name="Default">
        <draw:frame draw:style-name="gr2" draw:text-style-name="P7" draw:layer="layout" svg:width="0.623cm" svg:height="0.601cm" svg:x="1.139cm" svg:y="1.134cm">
          <draw:image xlink:href="Pictures/100002010000001C0000001B3FD8581155320093.png" xlink:type="simple" xlink:show="embed" xlink:actuate="onLoad" loext:mime-type="image/png">
            <text:p/>
          </draw:image>
        </draw:frame>
        <draw:frame draw:style-name="gr2" draw:text-style-name="P7" draw:layer="layout" svg:width="0.623cm" svg:height="0.601cm" svg:x="5.54cm" svg:y="1.135cm">
          <draw:image xlink:href="Pictures/100002010000001C0000001B3FD8581155320093.png" xlink:type="simple" xlink:show="embed" xlink:actuate="onLoad" loext:mime-type="image/png">
            <text:p/>
          </draw:image>
        </draw:frame>
        <draw:frame draw:style-name="gr2" draw:text-style-name="P7" draw:layer="layout" svg:width="0.623cm" svg:height="0.601cm" svg:x="3.339cm" svg:y="2.534cm">
          <draw:image xlink:href="Pictures/100002010000001C0000001B3FD8581155320093.png" xlink:type="simple" xlink:show="embed" xlink:actuate="onLoad" loext:mime-type="image/png">
            <text:p/>
          </draw:image>
        </draw:frame>
        <draw:frame draw:style-name="gr2" draw:text-style-name="P7" draw:layer="layout" svg:width="0.623cm" svg:height="0.601cm" svg:x="7.74cm" svg:y="2.535cm">
          <draw:image xlink:href="Pictures/100002010000001C0000001B3FD858115532009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04T14:59:20.704075000</meta:creation-date>
    <dc:date>2020-06-04T16:21:26.286138000</dc:date>
    <meta:editing-duration>PT37M14S</meta:editing-duration>
    <meta:editing-cycles>3</meta:editing-cycles>
    <meta:generator>LibreOffice/6.4.4.2$MacOSX_X86_64 LibreOffice_project/3d775be2011f3886db32dfd395a6a6d1ca2630ff</meta:generator>
    <meta:document-statistic meta:object-count="10"/>
  </office:meta>
</office:document-meta>
</file>